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bf9b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bf9b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bf9b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bf9b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bf9b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bf9b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bf9b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bf9b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bf9b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bf9b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bf9b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bf9b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bf9b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bf9b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bf9b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bf9b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bf9b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Bella Isabel Rengel Tocull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1/11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20712910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Victor Luis Rengel Saudin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903836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18.89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7" meta:non-whitespace-character-count="999"/>
    <meta:template xlink:type="simple" xlink:actuate="onRequest" xlink:title="Normal" xlink:href=""/>
  </office:meta>
</office:document-meta>
</file>